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pr1" style:family="presentation" style:parent-style-name="candle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text-properties fo:color="#ffffff" style:font-name="Segoe UI1" fo:font-size="32pt" fo:text-shadow="none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ffffff" style:font-name="Segoe UI1" fo:font-size="28pt" fo:text-shadow="1pt 1pt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ffffff" style:font-name="Segoe UI1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le2" presentation:presentation-page-layout-name="AL1T0">
        <draw:frame draw:style-name="gr1" draw:text-style-name="P2" draw:layer="layout" svg:width="21.59cm" svg:height="3.063cm" svg:x="1.016cm" svg:y="1.016cm">
          <draw:text-box>
            <text:p text:style-name="P1"><text:span text:style-name="T1">Hymn #364</text:span></text:p>
            <text:p text:style-name="P1"><text:span text:style-name="T2">“</text:span><text:span text:style-name="T2">Away in a Mang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ndle2" presentation:presentation-page-layout-name="AL1T0">
        <draw:frame draw:style-name="gr3" draw:text-style-name="P4" draw:layer="layout" svg:width="21.59cm" svg:height="7.62cm" svg:x="1.016cm" svg:y="1.016cm">
          <draw:text-box>
            <text:p text:style-name="P1"><text:span text:style-name="T3">1. Away in a manger, </text:span></text:p>
            <text:p text:style-name="P1"><text:span text:style-name="T3">no crib for a bed,</text:span><text:span text:style-name="T3"><text:line-break/></text:span><text:span text:style-name="T3">The little Lord Jesus </text:span></text:p>
            <text:p text:style-name="P1"><text:span text:style-name="T3">laid down His sweet head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andle2" presentation:presentation-page-layout-name="AL1T0">
        <draw:frame draw:style-name="gr3" draw:text-style-name="P6" draw:layer="layout" svg:width="21.59cm" svg:height="7.62cm" svg:x="1.016cm" svg:y="1.016cm">
          <draw:text-box>
            <text:p text:style-name="P1"><text:span text:style-name="T3">The stars in the bright sky</text:span></text:p>
            <text:p text:style-name="P1"><text:span text:style-name="T3">looked down where He lay,</text:span><text:span text:style-name="T3"><text:line-break/></text:span><text:span text:style-name="T3">The little Lord Jesus </text:span></text:p>
            <text:p text:style-name="P1"><text:span text:style-name="T3">asleep on the h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andle2" presentation:presentation-page-layout-name="AL1T0">
        <draw:frame draw:style-name="gr4" draw:text-style-name="P8" draw:layer="layout" svg:width="21.59cm" svg:height="10.772cm" svg:x="1.016cm" svg:y="1.016cm">
          <draw:text-box>
            <text:p text:style-name="P7"><text:span text:style-name="T5">2. The cattle are lowing,</text:span></text:p>
            <text:p text:style-name="P7"><text:span text:style-name="T5">the baby awakes,</text:span><text:span text:style-name="T5"><text:line-break/></text:span><text:span text:style-name="T5">But little Lord Jesus,</text:span></text:p>
            <text:p text:style-name="P7"><text:span text:style-name="T5">no crying He mak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andle2" presentation:presentation-page-layout-name="AL1T0">
        <draw:frame draw:style-name="gr5" draw:text-style-name="P9" draw:layer="layout" svg:width="21.59cm" svg:height="8.636cm" svg:x="1.016cm" svg:y="1.016cm">
          <draw:text-box>
            <text:p text:style-name="P7"><text:span text:style-name="T5">I love Thee, Lord Jesus!</text:span></text:p>
            <text:p text:style-name="P7"><text:span text:style-name="T5">Look down from the sky,</text:span><text:span text:style-name="T5"><text:line-break/></text:span><text:span text:style-name="T5">And stay by my cradle </text:span></text:p>
            <text:p text:style-name="P7"><text:span text:style-name="T5">till morning is n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andle2" presentation:presentation-page-layout-name="AL1T0">
        <draw:frame draw:style-name="gr6" draw:text-style-name="P11" draw:layer="layout" svg:width="21.844cm" svg:height="9.144cm" svg:x="1.016cm" svg:y="1.016cm">
          <draw:text-box>
            <text:p text:style-name="P10"><text:span text:style-name="T5">3. Be near me, Lord Jesus;</text:span></text:p>
            <text:p text:style-name="P10"><text:span text:style-name="T5">I ask thee to stay</text:span></text:p>
            <text:p text:style-name="P10"><text:span text:style-name="T5">Close by me forever</text:span></text:p>
            <text:p text:style-name="P10"><text:span text:style-name="T5">and love me, I pray. </text:span><text:span text:style-name="T6"><text:line-break/>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andle2" presentation:presentation-page-layout-name="AL1T0">
        <draw:frame draw:style-name="gr7" draw:text-style-name="P11" draw:layer="layout" svg:width="21.59cm" svg:height="13.016cm" svg:x="1.016cm" svg:y="1.016cm">
          <draw:text-box>
            <text:p text:style-name="P10"><text:span text:style-name="T5">Bless all the dear children </text:span></text:p>
            <text:p text:style-name="P10"><text:span text:style-name="T5">in Thy tender care,</text:span></text:p>
            <text:p text:style-name="P10"><text:span text:style-name="T5">And take us to heaven</text:span></text:p>
            <text:p text:style-name="P10"><text:span text:style-name="T5">to live with Thee there.</text:span></text:p>
            <text:p text:style-name="P12"><text:span text:style-name="T8"><text:line-break/></text:span><text:span text:style-name="T8"/></text:p>
            <text:p text:style-name="P12"><text:span text:style-name="T9"/></text:p>
            <text:p text:style-name="P12"><text:span text:style-name="T9"><text:s text:c="8"/></text:span><text:span text:style-name="T9">Public domain</text:span></text:p>
            <text:p text:style-name="P12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45:53.168000000</meta:creation-date>
    <dc:title>candle2</dc:title>
    <meta:editing-duration>PT56M</meta:editing-duration>
    <meta:editing-cycles>6</meta:editing-cycles>
    <meta:generator>LibreOffice/6.0.7.3$Windows_X86_64 LibreOffice_project/dc89aa7a9eabfd848af146d5086077aeed2ae4a5</meta:generator>
    <meta:initial-creator>Arthur Hoch</meta:initial-creator>
    <dc:date>2018-12-19T20:41:03.047000000</dc:date>
    <meta:document-statistic meta:object-count="42"/>
    <meta:template xlink:type="simple" xlink:actuate="onRequest" xlink:title="candle2" xlink:href="../../AppData/Roaming/LibreOffice/4/user/template/candle2.otp" meta:date="2014-12-21T21:45:52.871000000"/>
  </office:meta>
</office:document-meta>
</file>